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07443" officeooo:paragraph-rsid="00107443"/>
    </style:style>
    <style:style style:name="P2" style:family="paragraph" style:parent-style-name="Standard">
      <style:paragraph-properties fo:text-align="justify" style:justify-single-word="false"/>
      <style:text-properties officeooo:rsid="00107443" officeooo:paragraph-rsid="0011ff00"/>
    </style:style>
    <style:style style:name="P3" style:family="paragraph" style:parent-style-name="Standard">
      <style:paragraph-properties fo:text-align="justify" style:justify-single-word="false"/>
      <style:text-properties officeooo:rsid="00107443" officeooo:paragraph-rsid="0014cd48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107443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4.25pt" officeooo:rsid="00107443" officeooo:paragraph-rsid="00107443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4.25pt"/>
    </style:style>
    <style:style style:name="P8" style:family="paragraph" style:parent-style-name="Standard">
      <style:paragraph-properties fo:text-align="justify" style:justify-single-word="false"/>
      <style:text-properties style:font-name="Liberation Serif"/>
    </style:style>
    <style:style style:name="T1" style:family="text">
      <style:text-properties officeooo:rsid="00107443"/>
    </style:style>
    <style:style style:name="T2" style:family="text">
      <style:text-properties style:font-name="sans-serif" fo:font-size="14.25pt" officeooo:rsid="0011ff00"/>
    </style:style>
    <style:style style:name="T3" style:family="text">
      <style:text-properties fo:font-size="14.25pt"/>
    </style:style>
    <style:style style:name="T4" style:family="text">
      <style:text-properties fo:font-size="14.25pt" officeooo:rsid="0014cd48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Liberation Sans" fo:font-size="12pt" style:font-size-asian="12pt" style:font-size-complex="12pt"/>
    </style:style>
    <style:style style:name="T7" style:family="text">
      <style:text-properties style:font-name="Liberation Sans" fo:font-size="14.25pt"/>
    </style:style>
    <style:style style:name="T8" style:family="text">
      <style:text-properties officeooo:rsid="0011ff00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font-size="14.25pt"/>
    </style:style>
    <style:style style:name="T11" style:family="text">
      <style:text-properties style:font-name="Liberation Serif" fo:font-size="14.25pt" officeooo:rsid="0011ff00"/>
    </style:style>
    <style:style style:name="T12" style:family="text">
      <style:text-properties style:font-name="Liberation Serif" fo:font-size="14.25pt" officeooo:rsid="0013959c"/>
    </style:style>
    <style:style style:name="T13" style:family="text">
      <style:text-properties style:font-name="Liberation Serif" fo:font-size="14.25pt" officeooo:rsid="0014cd48"/>
    </style:style>
    <style:style style:name="T14" style:family="text">
      <style:text-properties style:font-name="Liberation Serif" officeooo:rsid="00107443"/>
    </style:style>
    <style:style style:name="T15" style:family="text">
      <style:text-properties style:font-name="Liberation Serif" fo:font-size="12pt" style:font-size-asian="12pt" style:font-size-complex="12pt"/>
    </style:style>
    <style:style style:name="T16" style:family="text">
      <style:text-properties style:font-name="Liberation Serif" fo:font-size="9.75pt"/>
    </style:style>
    <style:style style:name="T17" style:family="text">
      <style:text-properties officeooo:rsid="0013959c"/>
    </style:style>
    <style:style style:name="T18" style:family="text">
      <style:text-properties fo:font-size="9.75pt"/>
    </style:style>
    <style:style style:name="T19" style:family="text">
      <style:text-properties officeooo:rsid="0014cd4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bookmark text:name="-03-cap-02-gerência-de-atividades"/>Cap 02 Gerência de atividades</text:h>
      <text:p text:style-name="P1">Aluno:Franklin Tavares da Cruz</text:p>
      <text:p text:style-name="P1">Turma:Sistemas Operacionais</text:p>
      <text:p text:style-name="P1">questão1) Armazenar as informações dos processos ativos <text:span text:style-name="T19">relativos ao seu contexto e os demais dados necessários à gerência.</text:span></text:p>
      <text:p text:style-name="P5"><text:span text:style-name="T1">questão2)</text:span><text:span text:style-name="T14"> Significa sistema de tempo compartilhado. </text:span><text:span text:style-name="T15">Nessa solução, cada atividade que detém o processador recebe um limite de tempo de processamento, denominado</text:span></text:p>
      <text:p text:style-name="P8"><text:span text:style-name="T5">quantum. Esgotado seu quantum, a tarefa em execução perde o processador e volta para uma fila de tarefas prontas”, que estão na memória aguard</text:span><text:span text:style-name="T3">ando sua oportunidade de executar.</text:span></text:p>
      <text:p text:style-name="P1">Questão3) A cada intervalo de tempo é atribuido um intervalo de tempo chamado quantum.</text:p>
      <text:p text:style-name="P1">questão4)</text:p>
      <text:p text:style-name="P5"><text:span text:style-name="T1">questão5)</text:span><text:span text:style-name="T2"> n</text:span><text:span text:style-name="T11">ova – pronta – executando – terminado.</text:span></text:p>
      <text:p text:style-name="P1">Questão6) <text:span text:style-name="T8">n,p,e,t,p,e,s,e,e,s.</text:span></text:p>
      <text:p text:style-name="P1">Questão7) <text:span text:style-name="T8">valor de x: 2</text:span></text:p>
      <text:p text:style-name="P2"><text:span text:style-name="T8">valor de x: 2</text:span></text:p>
      <text:p text:style-name="P2"><text:span text:style-name="T8">valor de x: 2</text:span></text:p>
      <text:p text:style-name="P2"><text:span text:style-name="T8">valor de x: 2</text:span></text:p>
      <text:p text:style-name="P1">questão8)</text:p>
      <text:p text:style-name="P1">questão9) <text:span text:style-name="T8">Os threads <text:s/>servem para executar mais de uma tarefa ao mesmo tempo.</text:span></text:p>
      <text:p text:style-name="P1">Questão10) <text:span text:style-name="T8">A vantagem é que ele pode executar mais de uma tarefa ao mesmo tempo. E a desvantagem é que as operações são intermediadas pelo núcleo.</text:span></text:p>
      <text:p text:style-name="P1">Questão11) É <text:span text:style-name="T17">pouco escalável, pois a criação de um grande número de threads dá uma caraga significativa ao núcleo do sistema.</text:span></text:p>
      <text:p text:style-name="P1">questão12)<text:span text:style-name="T17">a,b,b,a,c,b,a,c,c</text:span></text:p>
      <text:p text:style-name="P5"><text:span text:style-name="T1">questão14) </text:span><text:span text:style-name="T10">A adição da preempção por tempo ao escalonamento FCFS dá origem a outro algoritmo de escalonamento bastante popular </text:span><text:span text:style-name="T12">chamado round-rubin.</text:span></text:p>
      <text:p text:style-name="P1"/>
      <text:p text:style-name="P1">Questão1<text:span text:style-name="T19">5</text:span>) <text:span text:style-name="T17">E =tq/tq + ttc</text:span></text:p>
      <text:p text:style-name="P5"><text:span text:style-name="T1">questão16) O aging ocorre quando a prioridade de um processo vai se alterando com o tempo de vida do mesmo.</text:span></text:p>
      <text:p text:style-name="P1">Questão17)</text:p>
      <text:p text:style-name="P3">questão18)</text:p>
      <text:p text:style-name="P3">questão19)<text:span text:style-name="T10">A inversão de prioridades consiste em processos de alta prioridade serem impedidos de executar por causa de um processo de baixa prioridade. </text:span></text:p>
      <text:p text:style-name="P6">Uma solução elegante para o problema da inversão de prioridades é obtida através</text:p>
      <text:p text:style-name="P7">de um protocolo de herança de prioridade. O protocolo de herança</text:p>
      <text:p text:style-name="P7">de prioridade mais simples consiste em aumentar temporariamente a prioridade do</text:p>
      <text:p text:style-name="P4"><text:span text:style-name="T10">processo p</text:span><text:span text:style-name="T16">b </text:span><text:span text:style-name="T10">que detém o recurso de uso exclusivoR. Caso esse recurso seja requisitado por um processo de maior prioridade p</text:span><text:span text:style-name="T16">a</text:span><text:span text:style-name="T10"> o processo </text:span><text:span text:style-name="T13">p</text:span><text:span text:style-name="T16">b </text:span><text:span text:style-name="T9">“</text:span><text:span text:style-name="T10">herda” temporariamente a prioridade de p</text:span><text:span text:style-name="T16">a</text:span><text:span text:style-name="T10">, para que possa voltar a executar e liberar o recurso R mais rapidamente. Assim que liberar o recurso, p</text:span><text:span text:style-name="T16">b </text:span><text:span text:style-name="T10">retorna à sua prioridade anterior. </text:span></text:p>
      <text:p text:style-name="P1">questão20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4:17:41.693693786</meta:creation-date>
    <dc:date>2018-10-25T14:59:11.655481177</dc:date>
    <meta:editing-duration>PT9M38S</meta:editing-duration>
    <meta:editing-cycles>2</meta:editing-cycles>
    <meta:generator>LibreOffice/5.4.6.2$Linux_X86_64 LibreOffice_project/40m0$Build-2</meta:generator>
    <meta:document-statistic meta:table-count="0" meta:image-count="0" meta:object-count="0" meta:page-count="1" meta:paragraph-count="30" meta:word-count="340" meta:character-count="2171" meta:non-whitespace-character-count="1855"/>
  </office:meta>
</office:document-meta>
</file>